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7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end" fo:margin-left="0in"/>
      <style:text-properties style:font-name="Arial1" fo:font-weight="normal" style:font-weight-asian="normal" style:font-weight-complex="normal"/>
    </style:style>
    <style:style style:name="ce18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 style:data-style-name="N107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0"/>
        <table:table-column table:style-name="co7" table:default-cell-style-name="ce1"/>
        <table:table-column table:style-name="co8" table:default-cell-style-name="ce25"/>
        <table:table-column table:style-name="co8" table:number-columns-repeated="3" table:default-cell-style-name="ce26"/>
        <table:table-column table:style-name="co8" table:number-columns-repeated="1013" table:default-cell-style-name="ce1"/>
        <table:table-row table:style-name="ro1">
          <table:table-cell/>
          <table:table-cell table:style-name="ce8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2"/>
          <table:table-cell table:style-name="ce22" table:formula="of:=NOW()" office:value-type="date" office:date-value="2016-03-20T17:22:31">
            <text:p>20-03-2016 17:22:31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table:number-columns-spanned="5" table:number-rows-spanned="1">
            <text:p>GENERAL LEDGER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/>
          <table:table-cell table:style-name="ce9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9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10"/>
          <table:table-cell table:style-name="ce13" office:value-type="string" table:number-columns-spanned="3" table:number-rows-spanned="1">
            <text:p>Account Name : <text:a xlink:href="python://get_account(account_id).name">Account Name</text:a></text:p>
          </table:table-cell>
          <table:covered-table-cell table:style-name="ce14"/>
          <table:covered-table-cell table:style-name="ce7"/>
          <table:table-cell table:style-name="ce21" office:value-type="string">
            <text:p>Beginning :</text:p>
          </table:table-cell>
          <table:table-cell table:style-name="ce23" office:value-type="string">
            <text:p><text:a xlink:href="python://beginning_balance(account_id)">Beginning Balance</text:a>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16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for each=&quot;move in line(account_id)&quot;">START LOOP</text:a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4" office:value-type="string">
            <text:p><text:a xlink:href="python://move.date">DATE</text:a></text:p>
          </table:table-cell>
          <table:table-cell office:value-type="string">
            <text:p><text:a xlink:href="python://move.ref">REF</text:a></text:p>
          </table:table-cell>
          <table:table-cell office:value-type="string">
            <text:p><text:a xlink:href="python://move.doc">DOC</text:a></text:p>
          </table:table-cell>
          <table:table-cell office:value-type="string">
            <text:p><text:a xlink:href="python://move.description">DESCRIPTION</text:a></text:p>
          </table:table-cell>
          <table:table-cell table:style-name="ce17" office:value-type="string">
            <text:p><text:a xlink:href="python://move.debit">DEBIT</text:a></text:p>
          </table:table-cell>
          <table:table-cell table:style-name="ce17" office:value-type="string">
            <text:p><text:a xlink:href="python://move.credit">CREDIT</text:a></text:p>
          </table:table-cell>
          <table:table-cell table:style-name="ce24" office:value-type="string">
            <text:p><text:a xlink:href="python://move.running_balance">RUNNING BALANCE</text:a></text:p>
          </table:table-cell>
          <table:table-cell table:number-columns-repeated="1017"/>
        </table:table-row>
        <table:table-row table:style-name="ro3">
          <table:table-cell table:style-name="ce5" office:value-type="string" table:number-columns-spanned="7" table:number-rows-spanned="1">
            <text:p><text:a xlink:href="python:///for">END LOOP</text:a></text:p>
          </table:table-cell>
          <table:covered-table-cell table:number-columns-repeated="3" table:style-name="ce11"/>
          <table:covered-table-cell table:number-columns-repeated="3" table:style-name="ce18"/>
          <table:table-cell table:number-columns-repeated="1017"/>
        </table:table-row>
        <table:table-row table:style-name="ro4">
          <table:table-cell table:style-name="ce6" table:number-columns-spanned="7" table:number-rows-spanned="1"/>
          <table:covered-table-cell table:number-columns-repeated="6"/>
          <table:table-cell table:number-columns-repeated="1017"/>
        </table:table-row>
        <table:table-row table:style-name="ro3">
          <table:table-cell table:style-name="ce7" table:number-columns-repeated="4"/>
          <table:table-cell table:style-name="ce19" office:value-type="string">
            <text:p><text:a xlink:href="python://total_debit()">DEBIT</text:a></text:p>
          </table:table-cell>
          <table:table-cell table:style-name="ce19" office:value-type="string">
            <text:p><text:a xlink:href="python://total_credit()">CREDIT</text:a></text:p>
          </table:table-cell>
          <table:table-cell table:style-name="ce7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5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G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7:22:38</dc:date>
    <meta:editing-duration>PT9H37M28S</meta:editing-duration>
    <meta:editing-cycles>89</meta:editing-cycles>
    <meta:generator>LibreOffice/3.6$Linux_x86 LibreOffice_project/360m1$Build-2</meta:generator>
    <dc:creator>Andhitia Rama</dc:creator>
    <meta:document-statistic meta:table-count="1" meta:cell-count="28" meta:object-count="0"/>
  </office:meta>
</office:document-meta>
</file>